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Segoe UI"/>
    </style:style>
    <style:style style:name="P2" style:family="paragraph" style:parent-style-name="Standard">
      <style:paragraph-properties fo:margin-left="0in" fo:margin-right="0in" fo:text-align="start" style:justify-single-word="false" fo:text-indent="0in" style:auto-text-indent="false" style:text-autospace="none"/>
      <style:text-properties style:font-name="Segoe UI" fo:font-size="10pt" style:font-name-asian="Courier New" style:font-size-asian="10pt" style:font-name-complex="Courier New" style:font-size-complex="10pt"/>
    </style:style>
    <style:style style:name="P3" style:family="paragraph" style:parent-style-name="Standard">
      <style:paragraph-properties fo:margin-left="0in" fo:margin-right="0in" fo:text-align="start" style:justify-single-word="false" fo:text-indent="0in" style:auto-text-indent="false" style:text-autospace="none"/>
      <style:text-properties style:font-name="Segoe UI" fo:font-size="10pt" fo:font-weight="bold" style:font-name-asian="Courier New" style:font-size-asian="10pt" style:font-weight-asian="bold" style:font-name-complex="Courier New" style:font-size-complex="10pt" style:font-weight-complex="bold"/>
    </style:style>
    <style:style style:name="P4" style:family="paragraph" style:parent-style-name="Standard">
      <style:paragraph-properties fo:margin-left="0in" fo:margin-right="0in" fo:text-align="start" style:justify-single-word="false" fo:text-indent="0in" style:auto-text-indent="false" style:text-autospace="none"/>
      <style:text-properties style:font-name="Segoe UI" fo:font-size="10pt" fo:font-weight="normal" style:font-name-asian="Courier New" style:font-size-asian="10pt" style:font-weight-asian="normal" style:font-name-complex="Courier New" style:font-size-complex="10pt" style:font-weight-complex="normal"/>
    </style:style>
    <style:style style:name="P5" style:family="paragraph" style:parent-style-name="Standard">
      <style:paragraph-properties fo:margin-left="0in" fo:margin-right="0in" fo:text-align="start" style:justify-single-word="false" fo:text-indent="0in" style:auto-text-indent="false" style:text-autospace="none"/>
      <style:text-properties style:font-name="Segoe UI" fo:font-size="10pt" fo:font-weight="normal" style:font-name-asian="Courier New" style:font-size-asian="10pt" style:font-weight-asian="normal" style:font-name-complex="Courier New" style:font-size-complex="10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is file is a description of the protocol used for communication between the server and the client.</text:p>
      <text:p text:style-name="P2"/>
      <text:p text:style-name="P2">Lines of text may be separated by &lt;CR&gt;&lt;LF&gt; or just &lt;LF&gt;. a "line break" in the text below</text:p>
      <text:p text:style-name="P2">may refer to &lt;CR&gt;&lt;LF&gt; or just &lt;LF&gt;, both will work. A &lt;CR&gt; by itself is not allowed.</text:p>
      <text:p text:style-name="P2"/>
      <text:p text:style-name="P2"/>
      <text:p text:style-name="P2">The server connects to the client on port 64482, over SSL. it first sends the username, then a line break (see above),</text:p>
      <text:p text:style-name="P2">then the password, then another line break. if the username and password are correct, the server</text:p>
      <text:p text:style-name="P2">responds with one line of text containing the two letters OK. if not, the server</text:p>
      <text:p text:style-name="P2">responds with FAIL, then a line break. if this happens,</text:p>
      <text:p text:style-name="P2">the client is expected to terminate the socket. anyways, if it succeeds, then, the requested mode of operation</text:p>
      <text:p text:style-name="P2">is sent. this is either "command" or "socket" (without the quotes). then a line break is sent. If the mode is command and you already have a socket open (with your username) using the mode command, FAIL will be returned.</text:p>
      <text:p text:style-name="P2"/>
      <text:p text:style-name="P2">usually, you will request a command socket and have it open all the time. you will open socket sockets</text:p>
      <text:p text:style-name="P2">as necessary. after you send "command", you then send just that - commands. each command is a uppercase</text:p>
      <text:p text:style-name="P2">string of text, a space character, any additional parameters, then a line break.</text:p>
      <text:p text:style-name="P2">commands that you can use will be discussed shortly. for each command, the server</text:p>
      <text:p text:style-name="P2">responds with the name of the command, a hyphen character,</text:p>
      <text:p text:style-name="P2"><text:s/>a response (containing as many line breaks as it wants), followed by 2 line breaks in a row</text:p>
      <text:p text:style-name="P2">(&lt;CR&gt;&lt;LF&gt;&lt;CR&gt;&lt;LF&gt; or just &lt;LF&gt;&lt;LF&gt;). this indicates the end of a response. the server can also send</text:p>
      <text:p text:style-name="P2">"responses" without any command requesting them. these responses without commands are discussed below.</text:p>
      <text:p text:style-name="P2"/>
      <text:p text:style-name="P2">NOTE: only one command socket per user is allowed open at any time. if a second command socket</text:p>
      <text:p text:style-name="P2">is opened for a given user, it will be rejected.</text:p>
      <text:p text:style-name="P2"/>
      <text:p text:style-name="P2"/>
      <text:p text:style-name="P2"/>
      <text:p text:style-name="P2"/>
      <text:p text:style-name="P2"/>
      <text:p text:style-name="P2"/>
      <text:p text:style-name="P3">commands that are available to use:</text:p>
      <text:p text:style-name="P2"/>
      <text:p text:style-name="P2">NOP or NOOP (they both do the same thing)</text:p>
      <text:p text:style-name="P2">this does nothing. the response sent may have content (before the double line break), but it should be</text:p>
      <text:p text:style-name="P2">discarded. it exists because if nothing goes over a socket after a minute, the server will close</text:p>
      <text:p text:style-name="P2">the socket.</text:p>
      <text:p text:style-name="P2"/>
      <text:p text:style-name="P2">LISTONLINE</text:p>
      <text:p text:style-name="P2">this command lists all of the users that are currently online. "online" means that they have a command</text:p>
      <text:p text:style-name="P2">socket currently open on the server. the response contains each username, seperated by a line break.</text:p>
      <text:p text:style-name="P2"/>
      <text:p text:style-name="P2">LISTALL</text:p>
      <text:p text:style-name="P2">this command lists all of the users in the system.</text:p>
      <text:p text:style-name="P2"/>
      <text:p text:style-name="P2">LISTOFFLINE</text:p>
      <text:p text:style-name="P2">this command lists all of the users that are currently offline. This is the opposite of LISTONLINE. Therefore,</text:p>
      <text:p text:style-name="P2">all of the results of LISTONLINE plus all of the results of LISTOFFLINE will be the results of LISTALL.</text:p>
      <text:p text:style-name="P2"/>
      <text:p text:style-name="P2">CONNECT</text:p>
      <text:p text:style-name="P2">this command requests a relayed connection to a specific user. One parameter should be specified to it. This parameter is the username of the user to connect to. The response will contain either 1 line or 2 lines of text. The first is OK or FAIL. If it is OK then there is one more line of text, which is the id of the new relayed connection. Simultaniously, the other computer will receive a floating response with the command name ACCEPTCONNECTION and the response content is the id of the relayed connection. At that point, each of the computers should open a new socket to port 64482, but this time requesting operation mode “socket”. After they send the line requesting that mode of operation, they should send a line containing the relayed connection id, with a line break attached to the end. Once both computers do this, the text OK followed by a line break will be sent to each computer to notify them that they may start communicating. At this point, the sockets act as if they were one socket between the 2 computers. Any data written to one socket will appear at the other. When one of the computers closes the socket, the server will close the other computer's socket. <text:span text:style-name="T1">NOTE:</text:span><text:span text:style-name="T2"> any given computer may not have more than 25 (estimated, this has yet to be determined but will be something like this) relayed connections open at one time. If this computer has 25 connections open, and we attempt to call the CONNECT command, we will get a FAIL response (it would look like CONNECT-FAIL&lt;LF&gt;&lt;LF&gt;). Similarly, if another computer attempts to CONNECT to this computer, they will get a FAIL response. Anyways, if you attempt to connect to a computer that is offline, you will get a FAIL response.</text:span></text:p>
      <text:p text:style-name="P4">NOTE that it may take a second or two to call the connect command. It may also take a second or two for the sockets to begin communicating once both users have connected to the sockets.</text:p>
      <text:p text:style-name="P4"/>
      <text:p text:style-name="P4">SENDDATA</text:p>
      <text:p text:style-name="P4">NOT IMPLEMENTED YET – this command will send some data to another user. The data may be up to 64KB. The first parameter is the username of the user to send the data to. The rest of the line is the data to send. It must be standard visible ASCII, with no line breaks in it. This command is useful because you can send some data to a user even when the user is offline, and they can receive the data when they come online. The response to this command will either be OK or FAIL. The main 2 reasons why this command can fail would be because the data you are sending is more than 64KB, or because the user to whom you are sending data has more than a certain amount of data queued up for them to receive (AMOUNT TO BE DETERMINED LATER). If it's OK, then the user to whom you are sending data will receive a RECEIVEDATA response, which will contain the data you sent.</text:p>
      <text:p text:style-name="P4"/>
      <text:p text:style-name="P4">BLOCKUSER</text:p>
      <text:p text:style-name="P4">NOT IMPLEMENTED YET – blocks the specified user from communicating with you. The user will always get a FAIL response when CONNECTing to you or sending data using SENDDATA to you.</text:p>
      <text:p text:style-name="P4"/>
      <text:p text:style-name="P4">UNBLOCKUSER</text:p>
      <text:p text:style-name="P4">NOT IMPLEMENTED YET – unblocks the specified user that you have blocked.</text:p>
      <text:p text:style-name="P4"/>
      <text:p text:style-name="P4">GETUSERSTATUS</text:p>
      <text:p text:style-name="P4">NOT IMPLEMENTED YET –</text:p>
      <text:p text:style-name="P4">returns the status of the user. This is either ONLINE, OFFLINE, or NONEXISTENT.</text:p>
      <text:p text:style-name="P2"/>
      <text:p text:style-name="P1"><text:s/>150,7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7-11-01T18:30:19</meta:creation-date>
    <dc:date>2007-11-02T23:35:04</dc:date>
    <dc:language>en-US</dc:language>
    <meta:editing-cycles>39</meta:editing-cycles>
    <meta:editing-duration>PT5H54M32S</meta:editing-duration>
    <meta:user-defined meta:name="Info 1"/>
    <meta:user-defined meta:name="Info 2"/>
    <meta:user-defined meta:name="Info 3"/>
    <meta:user-defined meta:name="Info 4"/>
    <meta:document-statistic meta:table-count="0" meta:image-count="0" meta:object-count="0" meta:page-count="2" meta:paragraph-count="45" meta:word-count="1035" meta:character-count="5741"/>
  </office:meta>
</office:document-meta>
</file>